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7804" draw:textarea-horizontal-align="justify" draw:textarea-vertical-align="middle" draw:auto-grow-height="false" fo:min-height="6.227cm" fo:min-width="4.199cm"/>
    </style:style>
    <style:style style:name="gr2" style:family="graphic" style:parent-style-name="standard">
      <style:graphic-properties draw:fill-color="#168253" draw:textarea-horizontal-align="justify" draw:textarea-vertical-align="middle" draw:auto-grow-height="false" fo:min-height="6.227cm" fo:min-width="0.262cm"/>
    </style:style>
    <style:style style:name="gr3" style:family="graphic" style:parent-style-name="standard">
      <style:graphic-properties draw:fill-color="#168253" draw:textarea-horizontal-align="justify" draw:textarea-vertical-align="middle" draw:auto-grow-height="false" fo:min-height="6.1cm" fo:min-width="0.262cm"/>
    </style:style>
    <style:style style:name="gr4" style:family="graphic" style:parent-style-name="standard">
      <style:graphic-properties draw:textarea-horizontal-align="justify" draw:textarea-vertical-align="middle" draw:auto-grow-height="false" fo:min-height="0.449cm" fo:min-width="4.279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839cm"/>
    </style:style>
    <style:style style:name="gr8" style:family="graphic" style:parent-style-name="standard">
      <style:graphic-properties draw:stroke="none" svg:stroke-color="#000000" draw:fill="none" draw:fill-color="#ffffff" fo:min-height="0.766cm"/>
    </style:style>
    <style:style style:name="gr9" style:family="graphic" style:parent-style-name="standard">
      <style:graphic-properties draw:fill-color="#ffe994" draw:textarea-horizontal-align="justify" draw:textarea-vertical-align="middle" draw:auto-grow-height="false" fo:min-height="0.639cm" fo:min-width="4.199cm"/>
    </style:style>
    <style:style style:name="gr10" style:family="graphic" style:parent-style-name="standard">
      <style:graphic-properties draw:fill-color="#168253" draw:textarea-horizontal-align="justify" draw:textarea-vertical-align="middle" draw:auto-grow-height="false" fo:min-height="0.639cm" fo:min-width="0.262cm"/>
    </style:style>
    <style:style style:name="gr11" style:family="graphic" style:parent-style-name="standard">
      <style:graphic-properties draw:fill-color="#ffe994" draw:textarea-horizontal-align="justify" draw:textarea-vertical-align="middle" draw:auto-grow-height="false" fo:min-height="1.655cm" fo:min-width="4.199cm"/>
    </style:style>
    <style:style style:name="gr12" style:family="graphic" style:parent-style-name="standard">
      <style:graphic-properties draw:fill-color="#168253" draw:textarea-horizontal-align="justify" draw:textarea-vertical-align="middle" draw:auto-grow-height="false" fo:min-height="1.655cm" fo:min-width="0.262cm"/>
    </style:style>
    <style:style style:name="gr13" style:family="graphic" style:parent-style-name="objectwithoutfill">
      <style:graphic-properties draw:marker-end="Arrow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1.423cm"/>
    </style:style>
    <style:style style:name="gr15" style:family="graphic" style:parent-style-name="standard">
      <style:graphic-properties draw:fill-color="#cccccc" draw:opacity="100%" draw:opacity-name="Transparency_20_1" draw:textarea-vertical-align="middle"/>
    </style:style>
    <style:style style:name="P1" style:family="paragraph">
      <loext:graphic-properties draw:fill-color="#b47804"/>
      <style:paragraph-properties fo:text-align="center"/>
    </style:style>
    <style:style style:name="P2" style:family="paragraph">
      <loext:graphic-properties draw:fill-color="#168253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fe994"/>
      <style:paragraph-properties fo:text-align="center"/>
    </style:style>
    <style:style style:name="P7" style:family="paragraph">
      <loext:graphic-properties draw:fill-color="#cccccc" draw:opacity="100%" draw:opacity-name="Transparency_20_1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4.699cm" svg:height="6.477cm" svg:x="2.143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4.699cm" svg:height="6.477cm" svg:x="12.557cm" svg:y="8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0.762cm" svg:height="6.477cm" svg:x="3.032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0.762cm" svg:height="6.35cm" svg:x="4.429cm" svg:y="8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0.762cm" svg:height="6.477cm" svg:x="12.557cm" svg:y="8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0.762cm" svg:height="6.477cm" svg:x="13.319cm" svg:y="8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5.461cm" svg:height="1.397cm" svg:x="6.969cm" svg:y="11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4" xml:id="id1" draw:id="id1" draw:layer="layout" svg:width="4.826cm" svg:height="0.962cm" svg:x="7.223cm" svg:y="14.897cm">
          <draw:text-box>
            <text:p>Foreign key</text:p>
          </draw:text-box>
        </draw:frame>
        <draw:connector draw:style-name="gr6" draw:text-style-name="P5" draw:layer="layout" draw:type="line" svg:x1="9.636cm" svg:y1="14.897cm" svg:x2="9.699cm" svg:y2="13.065cm" draw:start-shape="id1" draw:end-shape="id2" svg:d="M9636 14897l63-1832" svg:viewBox="0 0 64 1833">
          <text:p/>
        </draw:connector>
        <draw:frame draw:style-name="gr5" draw:text-style-name="P4" xml:id="id3" draw:id="id3" draw:layer="layout" svg:width="4.826cm" svg:height="0.962cm" svg:x="1.254cm" svg:y="16.748cm">
          <draw:text-box>
            <text:p>Owner table</text:p>
          </draw:text-box>
        </draw:frame>
        <draw:frame draw:style-name="gr7" draw:text-style-name="P4" xml:id="id5" draw:id="id5" draw:layer="layout" svg:width="6.35cm" svg:height="1.089cm" svg:x="12.303cm" svg:y="17.056cm">
          <draw:text-box>
            <text:p>Referenced table</text:p>
          </draw:text-box>
        </draw:frame>
        <draw:connector draw:style-name="gr6" draw:text-style-name="P5" draw:layer="layout" draw:type="line" svg:x1="3.667cm" svg:y1="16.748cm" svg:x2="4.492cm" svg:y2="15.097cm" draw:start-shape="id3" draw:end-shape="id4" svg:d="M3667 16748l825-1651" svg:viewBox="0 0 826 1652">
          <text:p/>
        </draw:connector>
        <draw:connector draw:style-name="gr6" draw:text-style-name="P5" draw:layer="layout" draw:type="line" svg:x1="15.478cm" svg:y1="17.056cm" svg:x2="14.906cm" svg:y2="15.097cm" draw:start-shape="id5" draw:start-glue-point="0" draw:end-shape="id6" svg:d="M15478 17056l-572-1959" svg:viewBox="0 0 573 1960">
          <text:p/>
        </draw:connector>
        <draw:frame draw:style-name="gr5" draw:text-style-name="P4" xml:id="id7" draw:id="id7" draw:layer="layout" svg:width="5.207cm" svg:height="0.962cm" svg:x="1.508cm" svg:y="5.626cm">
          <draw:text-box>
            <text:p>Owner columns</text:p>
          </draw:text-box>
        </draw:frame>
        <draw:connector draw:style-name="gr6" draw:text-style-name="P5" draw:layer="layout" draw:type="line" svg:x1="4.111cm" svg:y1="6.588cm" svg:x2="3.413cm" svg:y2="8.62cm" draw:start-shape="id7" draw:end-shape="id8" draw:end-glue-point="0" svg:d="M4111 6588l-698 2032" svg:viewBox="0 0 699 2033">
          <text:p/>
        </draw:connector>
        <draw:connector draw:style-name="gr6" draw:text-style-name="P5" draw:layer="layout" draw:type="line" svg:x1="4.111cm" svg:y1="6.588cm" svg:x2="4.81cm" svg:y2="8.62cm" draw:start-shape="id7" draw:end-shape="id9" svg:d="M4111 6588l699 2032" svg:viewBox="0 0 700 2033">
          <text:p/>
        </draw:connector>
        <draw:frame draw:style-name="gr8" draw:text-style-name="P4" xml:id="id10" draw:id="id10" draw:layer="layout" svg:width="6.477cm" svg:height="1.016cm" svg:x="10.144cm" svg:y="5.318cm">
          <draw:text-box>
            <text:p>Referenced columns</text:p>
          </draw:text-box>
        </draw:frame>
        <draw:connector draw:style-name="gr6" draw:text-style-name="P5" draw:layer="layout" draw:type="line" svg:x1="13.382cm" svg:y1="6.334cm" svg:x2="12.938cm" svg:y2="8.62cm" draw:start-shape="id10" draw:end-shape="id11" svg:d="M13382 6334l-444 2286" svg:viewBox="0 0 445 2287">
          <text:p/>
        </draw:connector>
        <draw:connector draw:style-name="gr6" draw:text-style-name="P5" draw:layer="layout" draw:type="line" svg:x1="13.382cm" svg:y1="6.334cm" svg:x2="13.7cm" svg:y2="8.62cm" draw:start-shape="id10" draw:end-shape="id12" svg:d="M13382 6334l318 2286" svg:viewBox="0 0 319 2287">
          <text:p/>
        </draw:connector>
      </draw:page>
      <draw:page draw:name="page2" draw:style-name="dp1" draw:master-page-name="Default">
        <draw:custom-shape draw:style-name="gr1" draw:text-style-name="P1" xml:id="id14" draw:id="id14" draw:layer="layout" svg:width="4.699cm" svg:height="6.477cm" svg:x="4.429cm" svg:y="7.9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4.699cm" svg:height="6.477cm" svg:x="12.734cm" svg:y="7.6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24" draw:id="id24" draw:layer="layout" svg:width="4.699cm" svg:height="0.889cm" svg:x="4.428cm" svg:y="8.9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18" draw:id="id18" draw:layer="layout" svg:width="0.762cm" svg:height="0.889cm" svg:x="5.19cm" svg:y="8.94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xml:id="id26" draw:id="id26" draw:layer="layout" svg:width="4.699cm" svg:height="1.905cm" svg:x="12.733cm" svg:y="9.38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22" draw:id="id22" draw:layer="layout" svg:width="0.762cm" svg:height="1.905cm" svg:x="13.495cm" svg:y="9.382cm">
          <text:p/>
          <draw:enhanced-geometry svg:viewBox="0 0 21600 21600" draw:type="rectangle" draw:enhanced-path="M 0 0 L 21600 0 21600 21600 0 21600 0 0 Z N"/>
        </draw:custom-shape>
        <draw:frame draw:style-name="gr5" draw:text-style-name="P4" xml:id="id13" draw:id="id13" draw:layer="layout" svg:width="3.936cm" svg:height="0.962cm" svg:x="4.811cm" svg:y="15.913cm">
          <draw:text-box>
            <text:p>From table</text:p>
          </draw:text-box>
        </draw:frame>
        <draw:frame draw:style-name="gr5" draw:text-style-name="P4" xml:id="id15" draw:id="id15" draw:layer="layout" svg:width="3.174cm" svg:height="0.962cm" svg:x="13.446cm" svg:y="15.913cm">
          <draw:text-box>
            <text:p>To table</text:p>
          </draw:text-box>
        </draw:frame>
        <draw:connector draw:style-name="gr6" draw:text-style-name="P5" draw:layer="layout" draw:type="line" svg:x1="6.779cm" svg:y1="15.913cm" svg:x2="6.778cm" svg:y2="14.408cm" draw:start-shape="id13" draw:end-shape="id14" svg:d="M6779 15913l-1-1505" svg:viewBox="0 0 2 1506">
          <text:p/>
        </draw:connector>
        <draw:connector draw:style-name="gr6" draw:text-style-name="P5" draw:layer="layout" draw:type="line" svg:x1="15.033cm" svg:y1="15.913cm" svg:x2="15.083cm" svg:y2="14.082cm" draw:start-shape="id15" draw:end-shape="id16" svg:d="M15033 15913l50-1831" svg:viewBox="0 0 51 1832">
          <text:p/>
        </draw:connector>
        <draw:frame draw:style-name="gr5" draw:text-style-name="P4" xml:id="id17" draw:id="id17" draw:layer="layout" svg:width="5.207cm" svg:height="0.962cm" svg:x="3.794cm" svg:y="4.937cm">
          <draw:text-box>
            <text:p>From columns</text:p>
          </draw:text-box>
        </draw:frame>
        <draw:connector draw:style-name="gr6" draw:text-style-name="P5" draw:layer="layout" draw:type="line" svg:x1="6.397cm" svg:y1="5.899cm" svg:x2="5.571cm" svg:y2="8.946cm" draw:start-shape="id17" draw:end-shape="id18" draw:end-glue-point="0" svg:d="M6397 5899l-826 3047" svg:viewBox="0 0 827 3048">
          <text:p/>
        </draw:connector>
        <draw:connector draw:style-name="gr6" draw:text-style-name="P5" draw:layer="layout" draw:type="line" svg:x1="6.397cm" svg:y1="5.899cm" svg:x2="7.095cm" svg:y2="8.946cm" draw:start-shape="id17" draw:end-shape="id19" draw:end-glue-point="0" svg:d="M6397 5899l698 3047" svg:viewBox="0 0 699 3048">
          <text:p/>
        </draw:connector>
        <draw:frame draw:style-name="gr8" draw:text-style-name="P4" xml:id="id20" draw:id="id20" draw:layer="layout" svg:width="4.241cm" svg:height="1.016cm" svg:x="12.253cm" svg:y="4.81cm">
          <draw:text-box>
            <text:p>To columns</text:p>
          </draw:text-box>
        </draw:frame>
        <draw:connector draw:style-name="gr6" draw:text-style-name="P5" draw:layer="layout" draw:type="line" svg:x1="14.373cm" svg:y1="5.826cm" svg:x2="13.114cm" svg:y2="9.382cm" draw:start-shape="id20" draw:end-shape="id21" svg:d="M14373 5826l-1259 3556" svg:viewBox="0 0 1260 3557">
          <text:p/>
        </draw:connector>
        <draw:connector draw:style-name="gr6" draw:text-style-name="P5" draw:layer="layout" draw:type="line" svg:x1="14.373cm" svg:y1="5.826cm" svg:x2="13.876cm" svg:y2="9.382cm" draw:start-shape="id20" draw:end-shape="id22" svg:d="M14373 5826l-497 3556" svg:viewBox="0 0 498 3557">
          <text:p/>
        </draw:connector>
        <draw:custom-shape draw:style-name="gr10" draw:text-style-name="P2" xml:id="id19" draw:id="id19" draw:layer="layout" svg:width="0.762cm" svg:height="0.889cm" svg:x="6.714cm" svg:y="8.94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21" draw:id="id21" draw:layer="layout" svg:width="0.762cm" svg:height="1.905cm" svg:x="12.733cm" svg:y="9.382cm">
          <text:p/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9.382cm" svg:y1="9.636cm" svg:x2="12.684cm" svg:y2="10.144cm">
          <text:p/>
        </draw:line>
        <draw:frame draw:style-name="gr14" draw:text-style-name="P4" xml:id="id23" draw:id="id23" draw:layer="layout" svg:width="2.032cm" svg:height="1.673cm" svg:x="1.381cm" svg:y="8.62cm">
          <draw:text-box>
            <text:p>From </text:p>
            <text:p>rows</text:p>
          </draw:text-box>
        </draw:frame>
        <draw:connector draw:style-name="gr6" draw:text-style-name="P5" draw:layer="layout" draw:type="line" svg:x1="3.413cm" svg:y1="9.456cm" svg:x2="4.428cm" svg:y2="9.39cm" draw:start-shape="id23" draw:end-shape="id24" svg:d="M3413 9456l1015-66" svg:viewBox="0 0 1016 67">
          <text:p/>
        </draw:connector>
        <draw:frame draw:style-name="gr14" draw:text-style-name="P4" xml:id="id25" draw:id="id25" draw:layer="layout" svg:width="2.109cm" svg:height="1.673cm" svg:x="18.526cm" svg:y="9.487cm">
          <draw:text-box>
            <text:p>To</text:p>
            <text:p>rows</text:p>
          </draw:text-box>
        </draw:frame>
        <draw:connector draw:style-name="gr6" draw:text-style-name="P5" draw:layer="layout" draw:type="line" svg:x1="18.526cm" svg:y1="10.323cm" svg:x2="17.432cm" svg:y2="10.334cm" draw:start-shape="id25" draw:end-shape="id26" svg:d="M18526 10323l-1094 11" svg:viewBox="0 0 1095 12">
          <text:p/>
        </draw:connector>
        <draw:polygon draw:style-name="gr15" draw:text-style-name="P7" draw:layer="layout" svg:width="3.555cm" svg:height="2.412cm" svg:x="9.128cm" svg:y="8.874cm" svg:viewBox="0 0 3556 2413" draw:points="0,0 3556,508 3556,2413 0,1016 0,508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6T07:14:44.662635493</meta:creation-date>
    <dc:date>2019-08-16T21:16:43.849208386</dc:date>
    <meta:editing-duration>PT16M46S</meta:editing-duration>
    <meta:editing-cycles>3</meta:editing-cycles>
    <meta:generator>LibreOffice/6.2.5.2$Linux_X86_64 LibreOffice_project/20$Build-2</meta:generator>
    <meta:document-statistic meta:object-count="43"/>
  </office:meta>
</office:document-meta>
</file>